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indent="0.1458in"/>
    </style:style>
    <style:style style:name="P3" style:parent-style-name="Normal" style:family="paragraph">
      <style:paragraph-properties fo:text-indent="0.1458in"/>
    </style:style>
    <style:style style:name="P4" style:parent-style-name="Normal" style:family="paragraph">
      <style:paragraph-properties fo:text-indent="0.1458in"/>
    </style:style>
    <style:style style:name="P5" style:parent-style-name="Normal" style:family="paragraph">
      <style:paragraph-properties fo:text-indent="0.1458in"/>
    </style:style>
    <style:style style:name="P6" style:parent-style-name="Normal" style:family="paragraph">
      <style:paragraph-properties fo:text-indent="0.1458in"/>
    </style:style>
    <style:style style:name="P7" style:parent-style-name="Normal" style:family="paragraph">
      <style:paragraph-properties fo:text-indent="0.1458in"/>
    </style:style>
    <style:style style:name="P8" style:parent-style-name="Normal" style:family="paragraph">
      <style:paragraph-properties fo:text-indent="0.1458in"/>
    </style:style>
    <style:style style:name="P9" style:parent-style-name="Normal" style:family="paragraph">
      <style:paragraph-properties fo:text-indent="0.1458in"/>
    </style:style>
    <style:style style:name="P10" style:parent-style-name="Normal" style:family="paragraph">
      <style:paragraph-properties fo:text-indent="0.1458in"/>
    </style:style>
    <style:style style:name="P11" style:parent-style-name="Normal" style:family="paragraph">
      <style:paragraph-properties fo:text-indent="0.1458in"/>
    </style:style>
  </office:automatic-styles>
  <office:body>
    <office:text text:use-soft-page-breaks="true">
      <text:p text:style-name="P1">逆火</text:p>
      <text:p text:style-name="Normal"><text:s text:c="2"/>“错误……将被更正。”</text:p>
      <text:p text:style-name="Normal"><text:s text:c="2"/>“什么错误？”A-1凑上来，眯起眼问他。</text:p>
      <text:p text:style-name="Normal"><text:s text:c="2"/>“原PM-77在火花行动中失踪，我们把当任B<text:s/>级的状况上报为任务中死亡，维克多一组也认为没有对那个B<text:s/>级执行斯波尔克二十一号程序的必要……但……”</text:p>
      <text:p text:style-name="Normal"><text:s text:c="2"/>“但我们谁也没能确认B-133的尸体到底去了哪里，我说得对么？”她深吸一口气，向后挪了挪身子，抱起胳膊，和他挨得更近了些。</text:p>
      <text:p text:style-name="Normal"><text:s text:c="2"/>他们背靠着背，闲散得像是两只被谷子填饱的田鹀，语调好似一对老人在午后天马行空的漫谈般慵懒。微光透过窗栅，将短暂的温存抹在两人胸前，在这狭小阴暗的房间内他们彼此的呼吸与心跳成为了他们的言语之外的；唯一的慰藉。</text:p>
      <text:p text:style-name="Normal"><text:s text:c="2"/>“别想太多，B-134与新任的PM-77会在这周三被调来十三组，133的事就先放下吧。但愿他们能和我们这的人聊得融洽。”A-1轻笑着，似乎这门外的一切都乏善可陈。“露易斯·亚佳特，隶属于第六山地师直属步兵团；冯·马克斯，联邦宪法保卫局宗教法案部特工……看来我们到时候对那些外境者要多担待些了，长官。”</text:p>
      <text:p text:style-name="Normal"><text:s/><text:s/>“别总叫我长官，A-1，天知道在我之前还有多少个倒霉鬼做过你的执行人。老实说，你总共在组内待了多久？”</text:p>
      <text:p text:style-name="Normal"><text:s/><text:s/>“这么好奇？那我要是说这个问题的答案恐怕会让你永远留在这间屋子里你还会想要知道么？……以我对你的了解，你肯定不想那样，至少现在不想。”</text:p>
      <text:p text:style-name="Normal"><text:s/><text:s/>他回过身，将信将疑地盯着她的发束，这个动作让她差点失去平衡。</text:p>
      <text:p text:style-name="P2">“你认真的？”</text:p>
      <text:p text:style-name="P3">“当然。”她重新直起身子，面朝着他。“但我守了这个秘密太久，或许有一天，我会告诉你全部，不过有些事情我现在就可以讲。我不知道这么做的后果是什么，但我很好奇你会作何反应。”她的语调不再缓慢悠长，屋内的气氛也随之骤变。“斯伯尔克二十一号程序中的‘海德本人’并不将我包括在内，换句话说，二十一号程序对混血儿来说根本形同虚设。”A-1仍在轻笑。</text:p>
      <text:p text:style-name="P4">“那我是为了什么……”</text:p>
      <text:p text:style-name="P5">“起不到原本的作用不代表我不需要你，你对我来讲要比其他的执行人拥有更重要的意义……”说到这，A-1顿了顿。“试想一下，一个要比在忒缪尔协议下被收容的目标更具威胁的个体存在着，相较于它们，那个个体只会被道德约束而且无法像海德本人一样被斯伯尔克二十一号程序压制。”</text:p>
      <text:p text:style-name="P6">“那么这个个体必定为他人所恐惧。”</text:p>
      <text:p text:style-name="Normal"><text:s/>他的惊讶被面部表情丝毫不剩地涂在脸上。</text:p>
      <text:p text:style-name="Normal"><text:s/>“那么什么能避免这种事情呢？”她反问道。</text:p>
      <text:p text:style-name="P7">“……制造一个假象，一个让人们觉得你可以被摧毁的假象。你是那个个体，而我就是谎言。”</text:p>
      <text:p text:style-name="P8">“除此之外，你也是十三组的指挥者。”</text:p>
      <text:p text:style-name="P9">“为什么要告诉我这个，还有其他人知道么？”</text:p>
      <text:p text:style-name="P10">“没有。我说了，我守了这些秘密太久，我只是单纯地想要看你作何反应。”</text:p>
      <text:p text:style-name="P11">“仅此而已？”</text:p>
      <text:p text:style-name="Normal"><text:s/>“仅此而已，放心吧，在你之前，所有我的执行人都活着离开了十三组，我相信你没那么特殊。”</text:p>
      <text:p text:style-name="Normal"><text:s/>微光依旧温暖，两人再次背靠背坐了回去，窗台旁飞来几只家雀，它们敲打石砖间缝隙的行为仿佛在宣誓自己是无心的窃听者。</text:p>
      <text:p text:style-name="Normal"><text:s/>“你这家伙……”</text:p>
      <text:p text:style-name="Normal"><text:s/>两人重归沉默，她又像刚才一样眯起眼睛，如同一只困倦的，折耳的猫。</text:p>
      <text:p text:style-name="Normal"><text:s/>“至于你说的那件事……我们不去找它，它也会回来找到我们。放心吧，我们，或是它们，都逃不掉的。但它如同逆火，在我们忘记它，习惯它时，它会回来，如我们亲历过的耳痛与冻伤般痛苦。……别去想了，还不是时候。”她背过手，敲了敲他的头。“不如这样，我们晚上去啤酒店买几桶柯什啤酒，那的老板也是德国人，这次的新人肯定会喜欢的，别每次的欢迎会都搞得那么严肃，长官。”</text:p>
      <text:p text:style-name="Normal"><text:s text:c="2"/>“他们难道不是这样么？”</text:p>
      <text:p text:style-name="Normal"><text:s text:c="2"/>“当然不是，总不能每个指挥者都像你一样板着脸迎接新晋下属。”</text:p>
      <text:p text:style-name="Normal"><text:s text:c="2"/>“你认真的？”</text:p>
      <text:p text:style-name="Normal"><text:s text:c="2"/>“哈哈！看你那样，我乱说的，但我们总要做些改变了，不是么？”她孩童般笑着。A-1笑得像个孩子。</text:p>
      <text:p text:style-name="Normal"><text:s text:c="2"/>他摸了摸后颈。“似乎也没什么。”</text:p>
      <text:p text:style-name="Normal"><text:s text:c="2"/>“是吧？”她站了起来。“用我告诉其他人么？”</text:p>
      <text:p text:style-name="Normal"><text:s text:c="2"/>“到那时再说。对了，方尖碑测定实验的结果怎样？”</text:p>
      <text:p text:style-name="Normal"><text:s text:c="2"/>她径直向门外走去。“老样子，马塔哈总是会不受我的控制，在距方尖碑附近就会解体。”</text:p>
      <text:p text:style-name="Normal"><text:s/><text:s/>“可以前不是这样的，对么？在我到来之前。”</text:p>
      <text:p text:style-name="Normal"><text:s text:c="2"/>“是啊，在你到来之前。到底出了什么问题呢？”她强忍住笑。“长官，这未必是件坏事。对，马塔哈确实是我的一部分，但她替代了什么，我只字未提。”</text:p>
      <text:p text:style-name="Normal"><text:s text:c="2"/>她回过头，看了看他，像是最后的道别。</text:p>
      <text:p text:style-name="Normal"><text:s text:c="2"/>“晚上见。”</text:p>
      <text:p text:style-name="Normal"><text:s text:c="2"/>“拜，晚上见。”</text:p>
      <text:p text:style-name="Normal"><text:s text:c="2"/>门关上了，他走到桌前，将人员编制登记表随手甩在桌上，惊走了窗外的灰鸟。暗处的电铃发出突兀刺耳的尖叫，话筒中响起变调的沙哑耳语，而这声音对他来说无比熟悉。</text:p>
      <text:p text:style-name="Normal"><text:s text:c="2"/>“要知道，我们无处不在，无所不知。”</text:p>
      <text:p text:style-name="Normal"><text:s text:c="2"/>“……”</text:p>
      <text:p text:style-name="Normal"><text:s text:c="2"/>“我们相信你也不想世界末日一直被一个有人格缺陷的混血女巫当作她的宝贝融进她的坩埚里面。”</text:p>
      <text:p text:style-name="Normal"><text:s text:c="2"/>“再给我一段时间，至少让十三组完成人员的接纳工作。”</text:p>
      <text:p text:style-name="Normal"><text:s text:c="2"/>“这是当然的，我们只是希望你不要忘记自己的职责，这是必要的提醒，愿教宗庇护着你。”</text:p>
      <text:p text:style-name="Normal"><text:s text:c="2"/>“愿教宗庇护着你。”</text:p>
      <text:p text:style-name="Normal"><text:s text:c="2"/>长而拖沓的忙音使得空洞填满了他的内心“这些该死的神棍！”他破口骂道，随后将话筒砸向地面。脆弱的塑料外壳应声崩裂，碎片在地面四散。在一阵可怕而又令人惶恐的沉默后，门把旋动起来，缝隙被一只纤细的手臂撕扯开，她回到了这间她刚刚离开的屋子。</text:p>
      <text:p text:style-name="Normal"><text:s text:c="2"/>“是一组吧……”她冷静得让人害怕。</text:p>
      <text:p text:style-name="Normal"><text:s text:c="2"/>她走近他，牵起他的衣角，将他的头压在肩上。</text:p>
      <text:p text:style-name="Normal"><text:s text:c="2"/>“你早就知道了……”</text:p>
      <text:p text:style-name="Normal"><text:s text:c="2"/>“我说过，你并不特殊……和我离开这吧，我创立了维克多十三组，也有权利抛弃它。”她的声音中没有一丝颤抖。</text:p>
      <text:p text:style-name="Normal"><text:s text:c="2"/>“为什么你会是……”他抬起头，难以置信地看着她。</text:p>
      <text:p text:style-name="Normal"><text:s text:c="2"/>“为什么西欧罗巴最后的术士会在女巫猎杀中消声匿迹，又在三个世纪后出现在一个超国家机构中？”像是在刻意回避，她将前额抵在他的胸前，不再直视着他。“我从未说过我是自愿留在这的。我逃避过，试图摆脱这悲哀的命运。而正如他们所说的，他们无所不知，无所不在，他们总能找到我。但他们无法囚禁我，也无法制裁我，所以他们想要控制我，于是他们为我创立了十三组——一个让海德本人相互残杀的机器。我不想装作可怜，以此博得一个普通人类的同情来为自己争取时间。当你走了，他们会在我身边安排另一个可怜的家伙，往复如此……我想结束这一切，由你的双手。”</text:p>
      <text:p text:style-name="Normal"><text:s text:c="2"/>“他们又是为了什么？”他的前襟被她的泪水打湿，面对这个在这世界上比自己的存在长久数倍的生命如此地无助和悲伤，他有些不知所措。拉萨路不禁怀疑自己：我配这么做么？不过他又立刻意识到，只是聊胜于无的安慰罢了，只是为了回应她的期许罢了。</text:p>
      <text:p text:style-name="Normal"><text:s text:c="2"/>像是在抚平疤痕般，他的手指穿过她的发丝。</text:p>
      <text:p text:style-name="Normal"><text:s text:c="2"/>“他们拒绝血脉的融合。维克多以保护人类文明延续为目的而存在，可他们也拒绝了人类的转变，他们也明白，当时的社会结构、战争形态，乃至意识形态根本无法接受这样的骤变。可数百年过去了，我成为了这个世界上最孤独的混血儿，我们仍在原地，不曾向前一步，但海德本人仍在这数百年间不断出现，他们是凭空而来的么？”一种复杂的情绪被愈发颤抖的声线表露出来。</text:p>
      <text:p text:style-name="Normal"><text:s text:c="2"/>“不……他们也是人类……”</text:p>
      <text:p text:style-name="Normal"><text:s text:c="2"/>“对，那是刻在我们深处的，永恒的印记，无论他们怎么否认，怎么拒绝，仍旧无法改变我们本来的面目，他们本来的面目。他们将海德本人逐个抓住，绞死，或是施以火刑，但突变与性状一次又一次地将人类带向必然的果报。维克多不愿意接受变革，在这几百年中只有日耳曼人学会了怎么和那些他们口中的女巫或是术士和平相处，而所谓的和平也只是试图将他们应用在那尚未铺开的世界战场……”</text:p>
      <text:p text:style-name="Normal"><text:s text:c="2"/>她长久叹息。</text:p>
      <text:p text:style-name="Normal"><text:s text:c="2"/>“我苟活了太久……以至于忘记了一切快乐的日子，而我只能在你的存在中窥见微光。”</text:p>
      <text:p text:style-name="Normal"><text:s text:c="2"/>有什么哽住了喉，悲伤似乎化作了一种难以言表的苦痛。如创口爬满火蚁，伤疤浸入盐池，那对她来说是一种超越时间，超越理智，超越绝望，超越痛苦至无以复加的恐惧与愤怒，正如人无法发出没有声音的呐喊，无法治愈没有创口的伤痛，那是细微幽长，深入骨髓的濡湿与瘙痒。<text:s/></text:p>
      <text:p text:style-name="Normal"><text:s text:c="2"/>身为人类，他无法理解，也不能理解。</text:p>
      <text:p text:style-name="Normal"><text:s text:c="2"/>身为人类，她不该承受，也不能承受。</text:p>
      <text:p text:style-name="Normal"><text:s text:c="2"/>他试探着，抹去她干涩的泪痕。</text:p>
      <text:p text:style-name="Normal"><text:s text:c="2"/>“仍有机会……”</text:p>
      <text:p text:style-name="Normal"><text:s text:c="2"/>逆火的烧灼将比无期的黑暗更加可怕。</text:p>
      <text:p text:style-name="Normal"/>
      <text:p text:style-name="Normal"><text:s text:c="2"/>“维克多一组已审批维克多十三组执行逆火行动（the backfire<text:s/>operation）。特殊行动支援（SOS）小组将在此次行动中暂时并入十三组，拉萨路担任此次任务联合指挥官，此指令在行动完成二十四小时后失效，所有人员默认开放四级许可。</text:p>
      <text:p text:style-name="Normal"><text:s text:c="2"/>明确此次行动目标，回收B-133残骸群，若确认原PM-77的踪迹，应在可能情形下将其回收，不建议采取击毙方案。</text:p>
      <text:p text:style-name="Normal"><text:s text:c="2"/>由于B-133的特殊性质，请所有行动参与者在出发前注意完善生物或模因污染防护措施，若在行动过程中发现相关人员出现异常现象或反常行为，应立即击毙。</text:p>
      <text:p text:style-name="Normal"><text:s text:c="2"/>愿教宗庇护我们。”</text:p>
      <text:p text:style-name="Normal"><text:s text:c="2"/>“愿教宗庇护我们。”</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2916in"/>
      <style:text-properties style:font-name="DengXian"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Normal" style:display-name="Normal" style:family="paragraph">
      <style:paragraph-properties fo:widows="0" fo:orphans="0" fo:text-align="justify"/>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layout-grid-mode="line" style:layout-grid-lines="4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ang_ Five</meta:initial-creator>
    <dc:creator>Yang_ Five</dc:creator>
    <meta:creation-date>2018-04-24T00:53:00Z</meta:creation-date>
    <dc:date>2018-04-24T00:53:00Z</dc:date>
    <meta:template xlink:href="Normal.dotm" xlink:type="simple"/>
    <meta:editing-cycles>615</meta:editing-cycles>
    <meta:editing-duration>PT251820S</meta:editing-duration>
    <meta:document-statistic meta:page-count="1" meta:paragraph-count="7" meta:word-count="537" meta:character-count="3594" meta:row-count="25" meta:non-whitespace-character-count="3064"/>
  </office:meta>
</office:document-meta>
</file>